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start-width="0.276cm" draw:marker-end-width="0.276cm"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marker-start-width="0.276cm" draw:marker-end-width="0.276cm"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6cm" fo:min-width="3.233cm"/>
    </style:style>
    <style:style style:name="gr4" style:family="graphic" style:parent-style-name="standard">
      <style:graphic-properties draw:marker-start-width="0.276cm" draw:marker-end-width="0.276cm" draw:fill="solid" draw:fill-color="#ff8080" draw:textarea-horizontal-align="justify" draw:textarea-vertical-align="middle" draw:auto-grow-height="false"/>
    </style:style>
    <style:style style:name="gr5" style:family="graphic" style:parent-style-name="standard">
      <style:graphic-properties draw:marker-start-width="0.276cm" draw:marker-end-width="0.276cm" draw:fill="solid" draw:fill-color="#ccffff" draw:textarea-horizontal-align="justify" draw:textarea-vertical-align="middle" draw:auto-grow-height="false"/>
    </style:style>
    <style:style style:name="gr6" style:family="graphic" style:parent-style-name="standard">
      <style:graphic-properties draw:marker-start-width="0.276cm" draw:marker-end-width="0.276cm"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6cm" fo:min-width="2.309cm"/>
    </style:style>
    <style:style style:name="gr8" style:family="graphic" style:parent-style-name="standard">
      <style:graphic-properties draw:marker-start-width="0.276cm" draw:marker-end-width="0.276cm" draw:fill="solid" draw:fill-color="#aecf00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width="0.051cm" svg:stroke-color="#ff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_20__28_var_29_" svg:stroke-width="0.051cm" svg:stroke-color="#ff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Fine_20_Dashed_20__28_var_29_" draw:fill="none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00%" fo:text-align="center"/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271cm" svg:height="0.816cm" svg:x="3.54cm" svg:y="7.794cm">
          <text:p text:style-name="P1"><text:span text:style-name="T1">'origin' 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0.67cm" svg:height="0.569cm" svg:x="4.81cm" svg:y="9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064cm" svg:height="0.725cm" svg:x="4.163cm" svg:y="8.944cm">
          <draw:text-box>
            <text:p><text:span text:style-name="T2">Remote</text:span></text:p>
          </draw:text-box>
        </draw:frame>
        <draw:custom-shape draw:style-name="gr4" draw:text-style-name="P2" xml:id="id1" draw:id="id1" draw:layer="layout" svg:width="3.94cm" svg:height="0.816cm" svg:x="10.195cm" svg:y="7.725cm">
          <text:p text:style-name="P1"><text:span text:style-name="T1">clone of 'origin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3" draw:id="id3" draw:layer="layout" svg:width="3.81cm" svg:height="0.816cm" svg:x="18.145cm" svg:y="7.68cm">
          <text:p text:style-name="P1"><text:span text:style-name="T1">clone of cl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6" draw:id="id6">
          <draw:custom-shape draw:style-name="gr6" draw:text-style-name="P1" draw:layer="layout" svg:width="2.01cm" svg:height="1.813cm" svg:x="11.055cm" svg:y="8.9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3" draw:layer="layout" svg:width="1.553cm" svg:height="0.725cm" svg:x="11.312cm" svg:y="9.693cm">
            <draw:text-box>
              <text:p><text:span text:style-name="T2">local</text:span></text:p>
            </draw:text-box>
          </draw:frame>
        </draw:g>
        <draw:g xml:id="id7" draw:id="id7">
          <draw:custom-shape draw:style-name="gr6" draw:text-style-name="P1" draw:layer="layout" svg:width="2.01cm" svg:height="1.813cm" svg:x="19.11cm" svg:y="8.942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3" draw:layer="layout" svg:width="1.553cm" svg:height="0.725cm" svg:x="19.367cm" svg:y="9.685cm">
            <draw:text-box>
              <text:p><text:span text:style-name="T2">local</text:span></text:p>
            </draw:text-box>
          </draw:frame>
        </draw:g>
        <draw:g xml:id="id5" draw:id="id5">
          <draw:custom-shape draw:style-name="gr8" draw:text-style-name="P1" draw:layer="layout" svg:width="2.01cm" svg:height="1.813cm" svg:x="11.055cm" svg:y="3.63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3" draw:layer="layout" svg:width="1.553cm" svg:height="0.725cm" svg:x="11.312cm" svg:y="4.378cm">
            <draw:text-box>
              <text:p><text:span text:style-name="T2">origin</text:span></text:p>
            </draw:text-box>
          </draw:frame>
        </draw:g>
        <draw:connector draw:style-name="gr9" draw:text-style-name="P1" draw:layer="layout" draw:type="curve" svg:x1="12.165cm" svg:y1="7.725cm" svg:x2="5.175cm" svg:y2="7.794cm" draw:start-shape="id1" draw:start-glue-point="0" draw:end-shape="id2" svg:d="m12165 7725c0-751-6990-786-6990 69">
          <text:p/>
        </draw:connector>
        <draw:connector draw:style-name="gr9" draw:text-style-name="P1" draw:layer="layout" draw:type="curve" svg:x1="20.05cm" svg:y1="7.68cm" svg:x2="12.165cm" svg:y2="7.725cm" draw:start-shape="id3" draw:start-glue-point="0" draw:end-shape="id1" draw:end-glue-point="0" svg:d="m20050 7680c0-751-7885-774-7885 45">
          <text:p/>
        </draw:connector>
        <draw:connector draw:style-name="gr9" draw:text-style-name="P1" draw:layer="layout" draw:line-skew="0.352cm" svg:x1="5.48cm" svg:y1="9.935cm" svg:x2="11.055cm" svg:y2="4.541cm" draw:start-shape="id4" draw:start-glue-point="10" draw:end-shape="id5" draw:end-glue-point="3" svg:d="m5480 9935h3140v-5394h2435">
          <text:p/>
        </draw:connector>
        <draw:connector draw:style-name="gr9" draw:text-style-name="P1" draw:layer="layout" svg:x1="13.065cm" svg:y1="9.856cm" svg:x2="13.065cm" svg:y2="4.541cm" draw:start-shape="id6" draw:start-glue-point="1" draw:end-shape="id5" draw:end-glue-point="1" svg:d="m13065 9856h502v-5315h-502">
          <text:p/>
        </draw:connector>
        <draw:connector draw:style-name="gr10" draw:text-style-name="P1" draw:layer="layout" draw:line-skew="0.787cm" svg:x1="19.11cm" svg:y1="9.848cm" svg:x2="12.06cm" svg:y2="3.635cm" draw:start-shape="id7" draw:start-glue-point="3" draw:end-shape="id5" draw:end-glue-point="0" svg:d="m19110 9848h-2235v-6715h-4815v502">
          <text:p/>
        </draw:connector>
        <draw:connector draw:style-name="gr11" draw:text-style-name="P1" draw:layer="layout" draw:type="curve" svg:x1="20.115cm" svg:y1="10.755cm" svg:x2="12.06cm" svg:y2="10.763cm" draw:start-shape="id7" draw:start-glue-point="2" draw:end-shape="id6" draw:end-glue-point="2" svg:d="m20115 10755c0 763-8055 759-8055 8">
          <text:p/>
        </draw:connector>
        <draw:custom-shape draw:style-name="gr12" draw:text-style-name="P1" draw:layer="layout" svg:width="4.63cm" svg:height="4.68cm" svg:x="9.786cm" svg:y="6.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63cm" svg:height="4.68cm" svg:x="17.686cm" svg:y="6.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63cm" svg:height="4.68cm" svg:x="2.851cm" svg:y="6.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5" draw:layer="layout" svg:width="6.971cm" svg:height="2.015cm" svg:x="1.586cm" svg:y="11.66cm">
          <draw:text-box>
            <text:p text:style-name="P4"><text:span text:style-name="T3">Submodule points to </text:span></text:p>
            <text:p text:style-name="P4"><text:span text:style-name="T3">'origin' and is NOT locally</text:span></text:p>
            <text:p text:style-name="P4"><text:span text:style-name="T3">cloned</text:span></text:p>
          </draw:text-box>
        </draw:frame>
        <draw:frame draw:style-name="gr13" draw:text-style-name="P5" draw:layer="layout" svg:width="5.908cm" svg:height="2.015cm" svg:x="9.008cm" svg:y="11.695cm">
          <draw:text-box>
            <text:p text:style-name="P4"><text:span text:style-name="T3">Submodule points to </text:span></text:p>
            <text:p text:style-name="P4"><text:span text:style-name="T3">'origin' and IS locally</text:span></text:p>
            <text:p text:style-name="P4"><text:span text:style-name="T3">cloned</text:span></text:p>
          </draw:text-box>
        </draw:frame>
        <draw:frame draw:style-name="gr13" draw:text-style-name="P5" draw:layer="layout" svg:width="7.051cm" svg:height="2.603cm" svg:x="17.208cm" svg:y="11.696cm">
          <draw:text-box>
            <text:p text:style-name="P4"><text:span text:style-name="T3">Submodule points to </text:span></text:p>
            <text:p text:style-name="P4"><text:span text:style-name="T3">'origin' differently from </text:span></text:p>
            <text:p text:style-name="P4"><text:span text:style-name="T3">container repository </text:span></text:p>
            <text:p text:style-name="P4"><text:span text:style-name="T3">(it is pointing to its father)</text:span></text:p>
          </draw:text-box>
        </draw:frame>
        <draw:frame draw:style-name="gr13" draw:text-style-name="P6" draw:layer="layout" svg:width="6.225cm" svg:height="0.839cm" svg:x="17.256cm" svg:y="2.066cm">
          <draw:text-box>
            <text:p><text:span text:style-name="T3">This is actual behavior</text:span></text:p>
          </draw:text-box>
        </draw:frame>
        <draw:line draw:style-name="gr14" draw:text-style-name="P1" draw:layer="layout" svg:x1="18.526cm" svg:y1="2.905cm" svg:x2="17.256cm" svg:y2="4.175cm">
          <text:p/>
        </draw:line>
        <draw:frame draw:style-name="gr13" draw:text-style-name="P8" draw:layer="layout" svg:width="6.577cm" svg:height="0.839cm" svg:x="17.696cm" svg:y="4.44cm">
          <draw:text-box>
            <text:p text:style-name="P7"><text:span text:style-name="T3">This is desired behavior</text:span></text:p>
          </draw:text-box>
        </draw:frame>
        <draw:line draw:style-name="gr14" draw:text-style-name="P1" draw:layer="layout" svg:x1="18.526cm" svg:y1="5.445cm" svg:x2="15.351cm" svg:y2="11.1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6.976cm" fo:margin-left="1.137cm" fo:margin-right="1.798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07T15:22:52</meta:creation-date>
    <dc:date>2012-03-09T15:58:45</dc:date>
    <dc:creator>vallea </dc:creator>
    <meta:editing-duration>PT26M37S</meta:editing-duration>
    <meta:editing-cycles>3</meta:editing-cycles>
    <meta:generator>LibreOffice/3.3$Linux LibreOffice_project/330m19$Build-301</meta:generator>
    <meta:document-statistic meta:object-count="30"/>
  </office:meta>
</office:document-meta>
</file>